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/>Parallel Merge Sort with Serial Merge</text:p>
          </table:table-cell>
          <table:table-cell table:number-columns-repeated="4"/>
          <table:table-cell office:value-type="string" calcext:value-type="string">
            <text:p><text:s text:c="5"/>Parallel Merge Sort with Paralle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Base Case</text:p>
          </table:table-cell>
          <table:table-cell office:value-type="string" calcext:value-type="string">
            <text:p>Result(Seconds)</text:p>
          </table:table-cell>
          <table:table-cell table:number-columns-repeated="2"/>
          <table:table-cell office:value-type="string" calcext:value-type="string">
            <text:p>Matrix Size</text:p>
          </table:table-cell>
          <table:table-cell office:value-type="string" calcext:value-type="string">
            <text:p>Base Case</text:p>
          </table:table-cell>
          <table:table-cell office:value-type="string" calcext:value-type="string">
            <text:p>Result(Seconds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.77" calcext:value-type="float">
            <text:p>50.7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5.657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3.2139" calcext:value-type="float">
            <text:p>53.213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4.263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3.0976" calcext:value-type="float">
            <text:p>53.097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0.619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2.092" calcext:value-type="float">
            <text:p>52.09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6.949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.8593" calcext:value-type="float">
            <text:p>50.859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.183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9.1223" calcext:value-type="float">
            <text:p>49.122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789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9.9166" calcext:value-type="float">
            <text:p>49.916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4.719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3.8882" calcext:value-type="float">
            <text:p>53.888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1.632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4.3126" calcext:value-type="float">
            <text:p>44.312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7.923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7.8031" calcext:value-type="float">
            <text:p>47.80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7.745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0.0056" calcext:value-type="float">
            <text:p>50.005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72.295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2.4001" calcext:value-type="float">
            <text:p>52.40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64.545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0.1721" calcext:value-type="float">
            <text:p>50.17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32.82 seconds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8.9481" calcext:value-type="float">
            <text:p>48.948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4.0014" calcext:value-type="float">
            <text:p>54.001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.4294" calcext:value-type="float">
            <text:p>46.429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2.0364" calcext:value-type="float">
            <text:p>52.036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1.9134" calcext:value-type="float">
            <text:p>51.913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.1914" calcext:value-type="float">
            <text:p>52.191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7.8018" calcext:value-type="float">
            <text:p>47.801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4.1739" calcext:value-type="float">
            <text:p>54.173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4.8495" calcext:value-type="float">
            <text:p>54.849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8.7467" calcext:value-type="float">
            <text:p>48.746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1.3999" calcext:value-type="float">
            <text:p>51.399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3.5959" calcext:value-type="float">
            <text:p>53.595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4.3482" calcext:value-type="float">
            <text:p>54.348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4.8295" calcext:value-type="float">
            <text:p>54.829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8.3949" calcext:value-type="float">
            <text:p>48.394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8.9359" calcext:value-type="float">
            <text:p>48.935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51.3546" calcext:value-type="float">
            <text:p>51.354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24:21.341428985</meta:creation-date>
    <dc:date>2017-03-16T21:31:42.387577019</dc:date>
    <meta:editing-duration>PT22M30S</meta:editing-duration>
    <meta:editing-cycles>1</meta:editing-cycles>
    <meta:document-statistic meta:table-count="1" meta:cell-count="137" meta:object-count="0"/>
    <meta:generator>LibreOffice/5.1.6.2$Linux_X86_64 LibreOffice_project/10m0$Build-2</meta:generator>
  </office:meta>
</office:document-meta>
</file>